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92in"/>
    </style:style>
    <style:style style:name="co2" style:family="table-column">
      <style:table-column-properties fo:break-before="auto" style:column-width="1.1902in"/>
    </style:style>
    <style:style style:name="co3" style:family="table-column">
      <style:table-column-properties fo:break-before="auto" style:column-width="2.6102in"/>
    </style:style>
    <style:style style:name="co4" style:family="table-column">
      <style:table-column-properties fo:break-before="auto" style:column-width="4.577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 tableooo:tab-color="#0000ff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138in solid #000000" fo:background-color="#83caff" style:text-align-source="fix" style:repeat-content="false" fo:border-left="0.0154in double #000000" style:border-line-width-left="0.0008in 0.0138in 0.0008in" fo:border-right="none" fo:border-top="0.0154in double #000000" style:border-line-width-top="0.0008in 0.0138in 0.0008in"/>
      <style:paragraph-properties fo:text-align="center"/>
      <style:text-properties style:use-window-font-color="true" style:text-outline="false" style:text-line-through-style="none" style:font-name="Aria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08in solid #000000" fo:border-left="0.0154in double #000000" style:border-line-width-left="0.0008in 0.0138in 0.0008in" fo:border-right="none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08in solid #000000" fo:border-left="0.0154in double #000000" style:border-line-width-left="0.0008in 0.0138in 0.0008in" fo:border-right="none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154in double #000000" style:border-line-width-bottom="0.0008in 0.0138in 0.0008in" fo:border-left="0.0154in double #000000" style:border-line-width-left="0.0008in 0.0138in 0.0008in" fo:border-right="none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0.0138in solid #000000" fo:background-color="#83caff" style:text-align-source="fix" style:repeat-content="false" fo:border-left="0.0008in solid #000000" fo:border-right="none" fo:border-top="0.0154in double #000000" style:border-line-width-top="0.0008in 0.0138in 0.0008in"/>
      <style:paragraph-properties fo:text-align="center"/>
      <style:text-properties style:use-window-font-color="true" style:text-outline="false" style:text-line-through-style="none" style:font-name="Aria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08in solid #000000" fo:border-left="0.0008in solid #000000" fo:border-right="none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08in solid #000000" fo:border-left="0.0008in solid #000000" fo:border-right="none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154in double #000000" style:border-line-width-bottom="0.0008in 0.0138in 0.0008in" fo:border-left="0.0008in solid #000000" fo:border-right="none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138in solid #000000" fo:background-color="#83caff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/>
      <style:text-properties style:use-window-font-color="true" style:text-outline="false" style:text-line-through-style="none" style:font-name="Aria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all log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13"/>
        <table:table-row table:style-name="ro1">
          <table:table-cell table:style-name="ce1" office:value-type="string" table:number-columns-spanned="4" table:number-rows-spanned="1">
            <text:p>Call Log</text:p>
          </table:table-cell>
          <table:covered-table-cell table:number-columns-repeated="3" table:style-name="ce6"/>
        </table:table-row>
        <table:table-row table:style-name="ro2">
          <table:table-cell table:style-name="ce2" office:value-type="string">
            <text:p>Name </text:p>
          </table:table-cell>
          <table:table-cell table:style-name="ce7" office:value-type="string">
            <text:p>Phone Number</text:p>
          </table:table-cell>
          <table:table-cell table:style-name="ce7" office:value-type="string">
            <text:p>Purpose of Call</text:p>
          </table:table-cell>
          <table:table-cell table:style-name="ce11" office:value-type="string">
            <text:p>Results</text:p>
          </table:table-cell>
        </table:table-row>
        <table:table-row table:style-name="ro3">
          <table:table-cell table:style-name="ce3" office:value-type="string">
            <text:p>Rick Ferrero</text:p>
          </table:table-cell>
          <table:table-cell table:style-name="ce8" office:value-type="float" office:value="5125270403">
            <text:p>5125270403</text:p>
          </table:table-cell>
          <table:table-cell table:style-name="ce8" office:value-type="string">
            <text:p>enrolling in Medicare </text:p>
          </table:table-cell>
          <table:table-cell table:style-name="ce12" office:value-type="string">
            <text:p>Cancelled all policies</text:p>
          </table:table-cell>
        </table:table-row>
        <table:table-row table:style-name="ro3">
          <table:table-cell office:value-type="string">
            <text:p>Janet Rister</text:p>
          </table:table-cell>
          <table:table-cell office:value-type="float" office:value="3186648740">
            <text:p>3186648740</text:p>
          </table:table-cell>
          <table:table-cell office:value-type="string">
            <text:p>lost job cancel Insure HC</text:p>
          </table:table-cell>
          <table:table-cell office:value-type="string">
            <text:p>cancelled Insure HC</text:p>
          </table:table-cell>
        </table:table-row>
        <table:table-row table:style-name="ro3">
          <table:table-cell office:value-type="string">
            <text:p>Randall Adams</text:p>
          </table:table-cell>
          <table:table-cell office:value-type="float" office:value="3348862555">
            <text:p>3348862555</text:p>
          </table:table-cell>
          <table:table-cell office:value-type="string">
            <text:p>no longer wants Assurant</text:p>
          </table:table-cell>
          <table:table-cell office:value-type="string">
            <text:p>3 way call to cancel Assurant</text:p>
          </table:table-cell>
        </table:table-row>
        <table:table-row table:style-name="ro3">
          <table:table-cell office:value-type="string">
            <text:p>Capital one</text:p>
          </table:table-cell>
          <table:table-cell/>
          <table:table-cell office:value-type="string">
            <text:p>Insure HC dispute</text:p>
          </table:table-cell>
          <table:table-cell office:value-type="string">
            <text:p>3 way call with client, client previously cancelled</text:p>
          </table:table-cell>
        </table:table-row>
        <table:table-row table:style-name="ro3">
          <table:table-cell office:value-type="string">
            <text:p>Carl Cauly</text:p>
          </table:table-cell>
          <table:table-cell/>
          <table:table-cell office:value-type="string">
            <text:p>received late payment notice</text:p>
          </table:table-cell>
          <table:table-cell office:value-type="string">
            <text:p>3 way call to Assurant update payment info</text:p>
          </table:table-cell>
        </table:table-row>
        <table:table-row table:style-name="ro3">
          <table:table-cell office:value-type="string">
            <text:p>Annette Robinson</text:p>
          </table:table-cell>
          <table:table-cell/>
          <table:table-cell office:value-type="string">
            <text:p>AIG info</text:p>
          </table:table-cell>
          <table:table-cell office:value-type="string">
            <text:p>provided client with policy number and benefit amount</text:p>
          </table:table-cell>
        </table:table-row>
        <table:table-row table:style-name="ro3">
          <table:table-cell office:value-type="string">
            <text:p>Henry Haynes</text:p>
          </table:table-cell>
          <table:table-cell/>
          <table:table-cell office:value-type="string">
            <text:p>Cancel assurant</text:p>
          </table:table-cell>
          <table:table-cell office:value-type="string">
            <text:p>3 way call to Assurant to cancel policies</text:p>
          </table:table-cell>
        </table:table-row>
        <table:table-row table:style-name="ro3">
          <table:table-cell office:value-type="string">
            <text:p>Tommy Vaughn</text:p>
          </table:table-cell>
          <table:table-cell/>
          <table:table-cell office:value-type="string">
            <text:p>Wife not listed on app</text:p>
          </table:table-cell>
          <table:table-cell office:value-type="string">
            <text:p>added wife to marketplace app</text:p>
          </table:table-cell>
        </table:table-row>
        <table:table-row table:style-name="ro3">
          <table:table-cell office:value-type="string">
            <text:p>Ruby Greathouse</text:p>
          </table:table-cell>
          <table:table-cell/>
          <table:table-cell office:value-type="string">
            <text:p>cancel Insure HC</text:p>
          </table:table-cell>
          <table:table-cell office:value-type="string">
            <text:p>cancelled Insure HC</text:p>
          </table:table-cell>
        </table:table-row>
        <table:table-row table:style-name="ro3">
          <table:table-cell office:value-type="string">
            <text:p>Robert Cross</text:p>
          </table:table-cell>
          <table:table-cell/>
          <table:table-cell office:value-type="string">
            <text:p>cancel Insure HC</text:p>
          </table:table-cell>
          <table:table-cell office:value-type="string">
            <text:p>cancelled Insure HC</text:p>
          </table:table-cell>
        </table:table-row>
        <table:table-row table:style-name="ro3">
          <table:table-cell office:value-type="string">
            <text:p>Maxine Ozakiewicz</text:p>
          </table:table-cell>
          <table:table-cell/>
          <table:table-cell office:value-type="string">
            <text:p>cancel Insure HC</text:p>
          </table:table-cell>
          <table:table-cell office:value-type="string">
            <text:p>cancelled Insure HC</text:p>
          </table:table-cell>
        </table:table-row>
        <table:table-row table:style-name="ro3">
          <table:table-cell office:value-type="string">
            <text:p>Doris Hall</text:p>
          </table:table-cell>
          <table:table-cell/>
          <table:table-cell office:value-type="string">
            <text:p>Needs to make dental payment</text:p>
          </table:table-cell>
          <table:table-cell office:value-type="string">
            <text:p>will make payment next week</text:p>
          </table:table-cell>
        </table:table-row>
        <table:table-row table:style-name="ro3">
          <table:table-cell office:value-type="string">
            <text:p>Cicile Berger</text:p>
          </table:table-cell>
          <table:table-cell/>
          <table:table-cell office:value-type="string">
            <text:p>dental was cancelled</text:p>
          </table:table-cell>
          <table:table-cell office:value-type="string">
            <text:p>will speak to agent about re-enrolling</text:p>
          </table:table-cell>
        </table:table-row>
        <table:table-row table:style-name="ro3">
          <table:table-cell office:value-type="string">
            <text:p>Mery Gibson</text:p>
          </table:table-cell>
          <table:table-cell/>
          <table:table-cell office:value-type="string">
            <text:p>dental was terminated</text:p>
          </table:table-cell>
          <table:table-cell office:value-type="string">
            <text:p>will speak to agent about re-enrolling</text:p>
          </table:table-cell>
        </table:table-row>
        <table:table-row table:style-name="ro3">
          <table:table-cell office:value-type="string">
            <text:p>Beverly Spudich</text:p>
          </table:table-cell>
          <table:table-cell/>
          <table:table-cell office:value-type="string">
            <text:p>Needs new dental plan</text:p>
          </table:table-cell>
          <table:table-cell office:value-type="string">
            <text:p>will speak to agent about re-enrolling</text:p>
          </table:table-cell>
        </table:table-row>
        <table:table-row table:style-name="ro3">
          <table:table-cell office:value-type="string">
            <text:p>Barbara Mancheskie</text:p>
          </table:table-cell>
          <table:table-cell/>
          <table:table-cell office:value-type="string">
            <text:p>new bank card</text:p>
          </table:table-cell>
          <table:table-cell office:value-type="string">
            <text:p>updated payment info</text:p>
          </table:table-cell>
        </table:table-row>
        <table:table-row table:style-name="ro3">
          <table:table-cell office:value-type="string">
            <text:p>Ronya Goumaa</text:p>
          </table:table-cell>
          <table:table-cell office:value-type="float" office:value="9517423200">
            <text:p>9517423200</text:p>
          </table:table-cell>
          <table:table-cell office:value-type="string">
            <text:p>requested W2</text:p>
          </table:table-cell>
          <table:table-cell office:value-type="string">
            <text:p>was not working for EBC in 2015</text:p>
          </table:table-cell>
        </table:table-row>
        <table:table-row table:style-name="ro3">
          <table:table-cell office:value-type="string">
            <text:p>Ashley George</text:p>
          </table:table-cell>
          <table:table-cell office:value-type="float" office:value="5703823384">
            <text:p>5703823384</text:p>
          </table:table-cell>
          <table:table-cell office:value-type="string">
            <text:p>wanted billing info</text:p>
          </table:table-cell>
          <table:table-cell office:value-type="string">
            <text:p>provided client with billing information</text:p>
          </table:table-cell>
        </table:table-row>
        <table:table-row table:style-name="ro3">
          <table:table-cell office:value-type="string">
            <text:p>Kenneth <text:s/>Johnson</text:p>
          </table:table-cell>
          <table:table-cell office:value-type="float" office:value="2109946467">
            <text:p>2109946467</text:p>
          </table:table-cell>
          <table:table-cell office:value-type="string">
            <text:p>wanted tax form</text:p>
          </table:table-cell>
          <table:table-cell office:value-type="string">
            <text:p>directed him to Marketplace</text:p>
          </table:table-cell>
        </table:table-row>
        <table:table-row table:style-name="ro3">
          <table:table-cell office:value-type="string">
            <text:p>Amanda Rangel</text:p>
          </table:table-cell>
          <table:table-cell office:value-type="float" office:value="9565457114">
            <text:p>9565457114</text:p>
          </table:table-cell>
          <table:table-cell office:value-type="string">
            <text:p>info on Insure HC</text:p>
          </table:table-cell>
          <table:table-cell office:value-type="string">
            <text:p>provided client with detailed info on Insure HC</text:p>
          </table:table-cell>
        </table:table-row>
        <table:table-row table:style-name="ro3">
          <table:table-cell office:value-type="string">
            <text:p>Rosalind Richardson</text:p>
          </table:table-cell>
          <table:table-cell office:value-type="float" office:value="7313453169">
            <text:p>7313453169</text:p>
          </table:table-cell>
          <table:table-cell office:value-type="string">
            <text:p>wants to cancel Insure HC</text:p>
          </table:table-cell>
          <table:table-cell office:value-type="string">
            <text:p>cancelled Insure HC(angry)</text:p>
          </table:table-cell>
        </table:table-row>
        <table:table-row table:style-name="ro3" table:number-rows-repeated="33">
          <table:table-cell table:number-columns-repeated="4"/>
        </table:table-row>
        <table:table-row table:style-name="ro3">
          <table:table-cell table:style-name="ce5"/>
          <table:table-cell table:style-name="ce10" table:number-columns-repeated="2"/>
          <table:table-cell table:style-name="ce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5/16/2016</text:date>, <text:time>08:1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09:37:44.45</meta:creation-date>
    <dc:date>2016-05-16T08:12:55.57</dc:date>
    <meta:editing-duration>PT28M50S</meta:editing-duration>
    <meta:editing-cycles>2</meta:editing-cycles>
    <meta:generator>OpenOffice/4.1.1$Win32 OpenOffice.org_project/411m6$Build-9775</meta:generator>
    <dc:creator>Jennifer Fields</dc:creator>
    <meta:document-statistic meta:table-count="1" meta:cell-count="76" meta:object-count="0"/>
  </office:meta>
</office:document-meta>
</file>